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0491"/>
    </style:style>
    <style:style style:name="P2" style:family="paragraph" style:parent-style-name="Standard">
      <style:text-properties officeooo:paragraph-rsid="00051714"/>
    </style:style>
    <style:style style:name="T1" style:family="text">
      <style:text-properties officeooo:rsid="00040491"/>
    </style:style>
    <style:style style:name="T2" style:family="text">
      <style:text-properties officeooo:rsid="000517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filters (ref,low,mwcs_low,high,mwcs_high,rms_threshold,mwcs_wlen,mwcs_step,used) VALUES (<text:span text:style-name="T1">1</text:span>, 0.<text:span text:style-name="T1">01</text:span>, 0.<text:span text:style-name="T1">02</text:span>, 0.<text:span text:style-name="T1">1</text:span>, 0.<text:span text:style-name="T1">0</text:span>9, 0, 12, 4, 1);</text:p>
      <text:p text:style-name="P1">INSERT INTO filters (ref,low,mwcs_low,high,mwcs_high,rms_threshold,mwcs_wlen,mwcs_step,used) VALUES (<text:span text:style-name="T1">2</text:span>, 0.<text:span text:style-name="T1">05</text:span>, 0.<text:span text:style-name="T1">06</text:span>, 0.<text:span text:style-name="T1">15</text:span>, 0.<text:span text:style-name="T1">14</text:span>, 0, 12, 4, 1);</text:p>
      <text:p text:style-name="P1">INSERT INTO filters (ref,low,mwcs_low,high,mwcs_high,rms_threshold,mwcs_wlen,mwcs_step,used) VALUES (<text:span text:style-name="T1">3</text:span>, 0.<text:span text:style-name="T1">1</text:span>, 0.<text:span text:style-name="T1">11</text:span>, 0.<text:span text:style-name="T1">2</text:span>, 0.<text:span text:style-name="T1">1</text:span>9, 0, 12, 4, 1);</text:p>
      <text:p text:style-name="P1">INSERT INTO filters (ref,low,mwcs_low,high,mwcs_high,rms_threshold,mwcs_wlen,mwcs_step,used) VALUES (<text:span text:style-name="T1">4</text:span>, 0.<text:span text:style-name="T1">15</text:span>, 0.<text:span text:style-name="T1">16</text:span>, 0.<text:span text:style-name="T1">25</text:span>, 0.<text:span text:style-name="T1">24</text:span>, 0, 12, 4, 1);</text:p>
      <text:p text:style-name="P1">INSERT INTO filters (ref,low,mwcs_low,high,mwcs_high,rms_threshold,mwcs_wlen,mwcs_step,used) VALUES (<text:span text:style-name="T1">5</text:span>, 0.<text:span text:style-name="T1">2</text:span>, 0.<text:span text:style-name="T1">21</text:span>, 0.<text:span text:style-name="T1">3</text:span>, 0.<text:span text:style-name="T1">2</text:span>9, 0, 12, 4, 1);</text:p>
      <text:p text:style-name="P1">INSERT INTO filters (ref,low,mwcs_low,high,mwcs_high,rms_threshold,mwcs_wlen,mwcs_step,used) VALUES (<text:span text:style-name="T1">6</text:span>, 0.<text:span text:style-name="T1">3</text:span>, 0.<text:span text:style-name="T1">31</text:span>, 0.<text:span text:style-name="T1">4</text:span>, 0.<text:span text:style-name="T1">3</text:span>9, 0, 12, 4, 1);</text:p>
      <text:p text:style-name="P1">INSERT INTO filters (ref,low,mwcs_low,high,mwcs_high,rms_threshold,mwcs_wlen,mwcs_step,used) VALUES (<text:span text:style-name="T1">7</text:span>, 0.<text:span text:style-name="T1">4</text:span>, 0.<text:span text:style-name="T1">41</text:span>, 0.<text:span text:style-name="T1">5</text:span>, 0.<text:span text:style-name="T1">4</text:span>9, 0, 12, 4, 1);</text:p>
      <text:p text:style-name="P1">INSERT INTO filters (ref,low,mwcs_low,high,mwcs_high,rms_threshold,mwcs_wlen,mwcs_step,used) VALUES (<text:span text:style-name="T1">8</text:span>, 0.<text:span text:style-name="T1">5</text:span>, 0.<text:span text:style-name="T1">51</text:span>, 0.<text:span text:style-name="T1">6</text:span>, 0.<text:span text:style-name="T1">5</text:span>9, 0, 12, 4, 1);</text:p>
      <text:p text:style-name="P1">INSERT INTO filters (ref,low,mwcs_low,high,mwcs_high,rms_threshold,mwcs_wlen,mwcs_step,used) VALUES (<text:span text:style-name="T1">9</text:span>, 0.<text:span text:style-name="T1">6</text:span>, 0.<text:span text:style-name="T1">61</text:span>, 0.<text:span text:style-name="T1">7</text:span>, 0.<text:span text:style-name="T1">6</text:span>9, 0, 12, 4, 1);</text:p>
      <text:p text:style-name="P1">INSERT INTO filters (ref,low,mwcs_low,high,mwcs_high,rms_threshold,mwcs_wlen,mwcs_step,used) VALUES (<text:span text:style-name="T1">10</text:span>, 0.<text:span text:style-name="T1">7</text:span>, 0.<text:span text:style-name="T1">71</text:span>, 0.<text:span text:style-name="T1">8</text:span>, 0.<text:span text:style-name="T1">7</text:span>9, 0, 12, 4, 1);</text:p>
      <text:p text:style-name="P1">INSERT INTO filters (ref,low,mwcs_low,high,mwcs_high,rms_threshold,mwcs_wlen,mwcs_step,used) VALUES (<text:span text:style-name="T1">11</text:span>, 0.<text:span text:style-name="T1">8</text:span>, 0.<text:span text:style-name="T1">81</text:span>, 0.<text:span text:style-name="T1">9</text:span>, 0.<text:span text:style-name="T1">8</text:span>9, 0, 12, 4, 1);</text:p>
      <text:p text:style-name="P1">INSERT INTO filters (ref,low,mwcs_low,high,mwcs_high,rms_threshold,mwcs_wlen,mwcs_step,used) VALUES (<text:span text:style-name="T1">12</text:span>, 0.<text:span text:style-name="T1">9</text:span>, 0.<text:span text:style-name="T1">91</text:span>, <text:span text:style-name="T1">1.0</text:span>, 0.<text:span text:style-name="T1">9</text:span>9, 0, 12, 4, 1);</text:p>
      <text:p text:style-name="P1">INSERT INTO filters (ref,low,mwcs_low,high,mwcs_high,rms_threshold,mwcs_wlen,mwcs_step,used) VALUES (<text:span text:style-name="T1">13</text:span>, <text:span text:style-name="T1">1.0</text:span>, <text:span text:style-name="T1">1</text:span>.<text:span text:style-name="T1">01</text:span>, <text:span text:style-name="T1">1</text:span>.<text:span text:style-name="T1">2</text:span>, <text:span text:style-name="T1">1</text:span>.<text:span text:style-name="T1">1</text:span>9, 0, 12, 4, 1);</text:p>
      <text:p text:style-name="P2">INSERT INTO filters (ref,low,mwcs_low,high,mwcs_high,rms_threshold,mwcs_wlen,mwcs_step,used) VALUES (<text:span text:style-name="T1">1</text:span><text:span text:style-name="T2">4</text:span>, <text:span text:style-name="T1">1.</text:span><text:span text:style-name="T2">2</text:span>, <text:span text:style-name="T1">1</text:span>.<text:span text:style-name="T2">2</text:span><text:span text:style-name="T1">1</text:span>, <text:span text:style-name="T1">1</text:span>.<text:span text:style-name="T2">4</text:span>, <text:span text:style-name="T1">1</text:span>.<text:span text:style-name="T2">3</text:span>9, 0, 12, 4, 1);</text:p>
      <text:p text:style-name="P2">INSERT INTO filters (ref,low,mwcs_low,high,mwcs_high,rms_threshold,mwcs_wlen,mwcs_step,used) VALUES (<text:span text:style-name="T1">1</text:span><text:span text:style-name="T2">5</text:span>, <text:span text:style-name="T1">1.</text:span><text:span text:style-name="T2">4</text:span>, <text:span text:style-name="T1">1</text:span>.<text:span text:style-name="T2">4</text:span><text:span text:style-name="T1">1</text:span>, <text:span text:style-name="T1">1</text:span>.<text:span text:style-name="T2">6</text:span>, <text:span text:style-name="T1">1</text:span>.<text:span text:style-name="T2">5</text:span>9, 0, 12, 4, 1);</text:p>
      <text:p text:style-name="P2">INSERT INTO filters (ref,low,mwcs_low,high,mwcs_high,rms_threshold,mwcs_wlen,mwcs_step,used) VALUES (<text:span text:style-name="T1">1</text:span><text:span text:style-name="T2">6</text:span>, <text:span text:style-name="T1">1.</text:span><text:span text:style-name="T2">6</text:span>, <text:span text:style-name="T1">1</text:span>.<text:span text:style-name="T2">6</text:span><text:span text:style-name="T1">1</text:span>, <text:span text:style-name="T1">1</text:span>.<text:span text:style-name="T2">8</text:span>, <text:span text:style-name="T1">1</text:span>.<text:span text:style-name="T2">7</text:span>9, 0, 12, 4, 1);</text:p>
      <text:p text:style-name="P2">INSERT INTO filters (ref,low,mwcs_low,high,mwcs_high,rms_threshold,mwcs_wlen,mwcs_step,used) VALUES (<text:span text:style-name="T1">1</text:span><text:span text:style-name="T2">7</text:span>, <text:span text:style-name="T1">1.</text:span><text:span text:style-name="T2">8</text:span>, <text:span text:style-name="T1">1</text:span>.<text:span text:style-name="T2">8</text:span><text:span text:style-name="T1">1</text:span>, <text:span text:style-name="T2">2.0</text:span>, <text:span text:style-name="T2">1</text:span>.<text:span text:style-name="T2">9</text:span>9, 0, 12, 4, 1);</text:p>
      <text:p text:style-name="P2">INSERT INTO filters (ref,low,mwcs_low,high,mwcs_high,rms_threshold,mwcs_wlen,mwcs_step,used) VALUES (<text:span text:style-name="T1">1</text:span><text:span text:style-name="T2">8</text:span>, <text:span text:style-name="T2">2</text:span><text:span text:style-name="T1">.0</text:span>, <text:span text:style-name="T2">2</text:span>.<text:span text:style-name="T1">01</text:span>, <text:span text:style-name="T2">2.5</text:span>, <text:span text:style-name="T2">2</text:span>.<text:span text:style-name="T2">4</text:span>9, 0, 12, 4, 1);</text:p>
      <text:p text:style-name="P2">INSERT INTO filters (ref,low,mwcs_low,high,mwcs_high,rms_threshold,mwcs_wlen,mwcs_step,used) VALUES (<text:span text:style-name="T2">19</text:span>, <text:span text:style-name="T2">2</text:span><text:span text:style-name="T1">.</text:span><text:span text:style-name="T2">5</text:span>, <text:span text:style-name="T2">2</text:span>.<text:span text:style-name="T2">5</text:span><text:span text:style-name="T1">1</text:span>, <text:span text:style-name="T2">3.0</text:span>, <text:span text:style-name="T2">2</text:span>.<text:span text:style-name="T2">9</text:span>9, 0, 12, 4, 1);</text:p>
      <text:p text:style-name="P2">INSERT INTO filters (ref,low,mwcs_low,high,mwcs_high,rms_threshold,mwcs_wlen,mwcs_step,used) VALUES (<text:span text:style-name="T2">20</text:span>, <text:span text:style-name="T2">3</text:span><text:span text:style-name="T1">.0</text:span>, <text:span text:style-name="T2">3</text:span>.<text:span text:style-name="T1">01</text:span>, <text:span text:style-name="T2">4.0</text:span>, <text:span text:style-name="T2">3</text:span>.<text:span text:style-name="T2">9</text:span>9, 0, 12, 4, 1);</text:p>
      <text:p text:style-name="P2">INSERT INTO filters (ref,low,mwcs_low,high,mwcs_high,rms_threshold,mwcs_wlen,mwcs_step,used) VALUES (<text:span text:style-name="T2">21</text:span>, <text:span text:style-name="T2">4</text:span><text:span text:style-name="T1">.0</text:span>, <text:span text:style-name="T2">4</text:span>.<text:span text:style-name="T1">01</text:span>, <text:span text:style-name="T2">6.0</text:span>, <text:span text:style-name="T2">5</text:span>.<text:span text:style-name="T2">9</text:span>9, 0, 12, 4, 1);</text:p>
      <text:p text:style-name="P2">INSERT INTO filters (ref,low,mwcs_low,high,mwcs_high,rms_threshold,mwcs_wlen,mwcs_step,used) VALUES (<text:span text:style-name="T2">22</text:span>, <text:span text:style-name="T2">6</text:span><text:span text:style-name="T1">.0</text:span>, <text:span text:style-name="T2">6</text:span>.<text:span text:style-name="T1">01</text:span>, <text:span text:style-name="T2">10.0</text:span>, <text:span text:style-name="T2">9</text:span>.<text:span text:style-name="T2">9</text:span>9, 0, 12, 4, 1);</text:p>
      <text:p text:style-name="P2">INSERT INTO filters (ref,low,mwcs_low,high,mwcs_high,rms_threshold,mwcs_wlen,mwcs_step,used) VALUES (<text:span text:style-name="T2">23</text:span>, <text:span text:style-name="T2">0.1</text:span>, <text:span text:style-name="T2">0.1</text:span><text:span text:style-name="T1">1</text:span>, <text:span text:style-name="T2">0.5</text:span>, <text:span text:style-name="T2">0.49</text:span>, 0, 12, 4, 1);</text:p>
      <text:p text:style-name="P2">INSERT INTO filters (ref,low,mwcs_low,high,mwcs_high,rms_threshold,mwcs_wlen,mwcs_step,used) VALUES (<text:span text:style-name="T2">24</text:span>, <text:span text:style-name="T2">0.5</text:span>, <text:span text:style-name="T2">0.5</text:span><text:span text:style-name="T1">1</text:span>, <text:span text:style-name="T2">1.0</text:span>, <text:span text:style-name="T2">0.99</text:span>, 0, 12, 4, 1);</text:p>
      <text:p text:style-name="P2"><text:soft-page-break/>INSERT INTO filters (ref,low,mwcs_low,high,mwcs_high,rms_threshold,mwcs_wlen,mwcs_step,used) VALUES (<text:span text:style-name="T2">25</text:span>, <text:span text:style-name="T2">1.0</text:span>, <text:span text:style-name="T2">1.0</text:span><text:span text:style-name="T1">1</text:span>, <text:span text:style-name="T2">2.0</text:span>, <text:span text:style-name="T2">1.99</text:span>, 0, 12, 4, 1);</text:p>
      <text:p text:style-name="P2">INSERT INTO filters (ref,low,mwcs_low,high,mwcs_high,rms_threshold,mwcs_wlen,mwcs_step,used) VALUES (<text:span text:style-name="T2">26</text:span>, <text:span text:style-name="T2">2.0</text:span>, <text:span text:style-name="T2">2.0</text:span><text:span text:style-name="T1">1</text:span>, <text:span text:style-name="T2">4.0</text:span>, <text:span text:style-name="T2">3.99</text:span>, 0, 12, 4, 1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c Yates</meta:initial-creator>
    <meta:creation-date>2021-01-08T17:37:40.196982027</meta:creation-date>
    <dc:date>2021-01-08T19:40:35.809620341</dc:date>
    <dc:creator>Alec Yates</dc:creator>
    <meta:editing-duration>PT1H32M2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26" meta:word-count="364" meta:character-count="3637" meta:non-whitespace-character-count="3299"/>
  </office:meta>
</office:document-meta>
</file>